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oilet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ilet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box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stbox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guide_pos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uidepos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ire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ire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sub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Sub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lighthous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ighthous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uoy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o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raffic_sign</text:p>
          </table:table-cell>
          <table:table-cell office:value-type="string">
            <text:p>city_limi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citylimi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|power_source</text:p>
          </table:table-cell>
          <table:table-cell office:value-type="string">
            <text:p>generator|wi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Win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|tower:type</text:p>
          </table:table-cell>
          <table:table-cell office:value-type="string">
            <text:p>tower|communic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Radi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MMENT</text:p>
          </table:table-cell>
          <table:table-cell table:style-name="ce3"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island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rd</text:p>
          </table:table-cell>
          <table:table-cell office:value-type="string">
            <text:p>blac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route</text:p>
          </table:table-cell>
          <table:table-cell office:value-type="string">
            <text:p>ferry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man_made</text:p>
          </table:table-cell>
          <table:table-cell office:value-type="string">
            <text:p>pier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ie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Parking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am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liff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Playground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ervoir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reservoir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04/10/2010</text:date>, <text:time>07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0T07:49:30</dc:date>
    <dc:creator>gs </dc:creator>
    <meta:generator>OpenOffice.org/3.1$Linux OpenOffice.org_project/310m19$Build-9420</meta:generator>
    <meta:editing-duration>PT05H49M24S</meta:editing-duration>
    <meta:editing-cycles>140</meta:editing-cycles>
    <meta:document-statistic meta:table-count="1" meta:cell-count="2392" meta:object-count="0"/>
  </office:meta>
</office:document-meta>
</file>